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Arial1" fo:font-size="12pt" fo:font-style="normal" fo:font-weight="bold" style:font-size-asian="12pt" style:font-style-asian="normal" style:font-weight-asian="bold" style:font-name-complex="Liberation Sans2" style:font-size-complex="12pt" style:font-style-complex="normal" style:font-weight-complex="bold"/>
    </style:style>
    <style:style style:name="P3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style:font-name="Arial1"/>
    </style:style>
    <style:style style:name="P4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/>
    </style:style>
    <style:style style:name="P5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weight="normal" style:font-size-asian="10pt" style:font-weight-asian="normal" style:font-name-complex="Liberation Sans2" style:font-size-complex="10pt" style:font-weight-complex="normal"/>
    </style:style>
    <style:style style:name="P6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Arial1" fo:font-size="10pt" fo:font-style="italic" fo:font-weight="normal" style:font-size-asian="10pt" style:font-style-asian="italic" style:font-weight-asian="normal" style:font-name-complex="Liberation Sans2" style:font-size-complex="10pt" style:font-style-complex="italic" style:font-weight-complex="normal"/>
    </style:style>
    <style:style style:name="P7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Arial1" fo:font-size="14pt" style:font-size-asian="14pt" style:font-size-complex="14pt"/>
    </style:style>
    <style:style style:name="P8" style:family="paragraph" style:parent-style-name="TOP_20_LINE">
      <style:paragraph-properties fo:text-align="start" style:justify-single-word="false"/>
      <style:text-properties officeooo:paragraph-rsid="001c2497"/>
    </style:style>
    <style:style style:name="P9" style:family="paragraph" style:parent-style-name="Teri">
      <style:paragraph-properties fo:text-align="center" style:justify-single-word="false"/>
      <style:text-properties style:font-name="Arial1" fo:font-size="6pt" fo:font-style="normal" fo:font-weight="bold" style:font-size-asian="5.25pt" style:font-style-asian="normal" style:font-weight-asian="bold" style:font-name-complex="Liberation Sans2" style:font-size-complex="6pt" style:font-style-complex="normal" style:font-weight-complex="bold"/>
    </style:style>
    <style:style style:name="P10" style:family="paragraph" style:parent-style-name="Teri">
      <style:text-properties style:font-name="Arial1" officeooo:rsid="000516d0" officeooo:paragraph-rsid="000516d0"/>
    </style:style>
    <style:style style:name="P11" style:family="paragraph" style:parent-style-name="Teri">
      <style:text-properties fo:color="#ffffff" style:font-name="Arial1" fo:font-weight="bold" officeooo:rsid="000516d0" officeooo:paragraph-rsid="000516d0" fo:background-color="#000000" style:font-weight-asian="bold" style:font-weight-complex="bold"/>
    </style:style>
    <style:style style:name="P12" style:family="paragraph" style:parent-style-name="Text_20_body">
      <style:text-properties style:font-name="Arial1" fo:font-size="6pt" fo:font-weight="normal" style:font-size-asian="6pt" style:font-weight-asian="normal" style:font-name-complex="Liberation Sans2" style:font-size-complex="6pt" style:font-weight-complex="normal"/>
    </style:style>
    <style:style style:name="P13" style:family="paragraph" style:parent-style-name="Body_20_Text_20_2">
      <style:text-properties style:font-name="Arial1" officeooo:paragraph-rsid="000516d0"/>
    </style:style>
    <style:style style:name="P14" style:family="paragraph" style:parent-style-name="Body_20_Text_20_2"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P15" style:family="paragraph" style:parent-style-name="Standard">
      <style:text-properties style:font-name="Arial1"/>
    </style:style>
    <style:style style:name="P16" style:family="paragraph" style:parent-style-name="Standard">
      <style:text-properties style:font-name="Arial1" officeooo:paragraph-rsid="001a0a21"/>
    </style:style>
    <style:style style:name="P17" style:family="paragraph" style:parent-style-name="Standard"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5pt" fo:font-weight="normal" style:font-size-asian="5pt" style:font-weight-asian="normal" style:font-name-complex="Liberation Sans2" style:font-weight-complex="normal"/>
    </style:style>
    <style:style style:name="P19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/>
    </style:style>
    <style:style style:name="P20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officeooo:paragraph-rsid="000da241"/>
    </style:style>
    <style:style style:name="P21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fo:font-size="8pt" fo:font-weight="normal" style:font-size-asian="8pt" style:font-weight-asian="normal" style:font-name-complex="Liberation Sans2" style:font-size-complex="8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0pt" officeooo:paragraph-rsid="001c2497" style:font-size-asian="10pt" style:font-size-complex="10pt"/>
    </style:style>
    <style:style style:name="P23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25" style:family="paragraph" style:parent-style-name="Standard">
      <style:paragraph-properties fo:margin-left="0.1252in" fo:margin-right="0.1874in" fo:text-align="start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0pt" officeooo:paragraph-rsid="001c2497" style:font-size-asian="10pt" style:font-size-complex="10pt"/>
    </style:style>
    <style:style style:name="P26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27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size="10pt" officeooo:paragraph-rsid="001c2497" style:font-size-asian="10pt" style:font-name-complex="Liberation Sans1" style:font-size-complex="10pt"/>
    </style:style>
    <style:style style:name="P28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29" style:family="paragraph" style:parent-style-name="TOP_20_LINE">
      <style:text-properties style:font-name="Arial" fo:font-size="10pt" fo:text-shadow="none" fo:font-weight="normal" officeooo:paragraph-rsid="001c2497" style:font-size-asian="10pt" style:font-weight-asian="normal" style:font-name-complex="Liberation Sans1"/>
    </style:style>
    <style:style style:name="P30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Liberation Sans2" style:font-size-complex="14pt" style:font-weight-complex="bold"/>
    </style:style>
    <style:style style:name="P31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2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3" style:family="paragraph">
      <style:paragraph-properties fo:text-align="star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color="#ff0000"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2" style:family="text">
      <style:text-properties fo:color="#000000" fo:font-size="10pt" fo:font-weight="normal" style:font-size-asian="10pt" style:font-weight-asian="normal" style:font-name-complex="Liberation Sans2" style:font-size-complex="10pt" style:font-weight-complex="normal"/>
    </style:style>
    <style:style style:name="T3" style:family="text">
      <style:text-properties fo:color="#0000ff" fo:font-size="10pt" fo:font-weight="normal" style:font-size-asian="10pt" style:font-weight-asian="normal" style:font-name-complex="Liberation Sans2" style:font-size-complex="10pt" style:font-weight-complex="normal"/>
    </style:style>
    <style:style style:name="T4" style:family="text">
      <style:text-properties fo:color="#0000ff"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T5" style:family="text">
      <style:text-properties fo:color="#0000ff" style:font-name="Arial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name-complex="Liberation Sans2" style:font-size-complex="12pt" style:font-weight-complex="normal"/>
    </style:style>
    <style:style style:name="T9" style:family="text">
      <style:text-properties fo:font-size="12pt" fo:font-weight="normal" officeooo:rsid="001a0a21" style:font-size-asian="12pt" style:font-weight-asian="normal" style:font-name-complex="Liberation Sans2" style:font-size-complex="12pt" style:font-weight-complex="normal"/>
    </style:style>
    <style:style style:name="T10" style:family="text">
      <style:text-properties fo:font-size="12pt" fo:font-weight="normal" style:font-size-asian="12pt" style:font-weight-asian="normal" style:font-name-complex="Liberation Sans2" style:font-size-complex="12pt" style:font-weight-complex="bold"/>
    </style:style>
    <style:style style:name="T11" style:family="text">
      <style:text-properties fo:font-size="10pt" fo:font-weight="normal" style:font-size-asian="10pt" style:font-weight-asian="normal" style:font-name-complex="Liberation Sans2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name-complex="Liberation Sans2" style:font-size-complex="10pt" style:font-style-complex="italic" style:font-weight-complex="normal"/>
    </style:style>
    <style:style style:name="T13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T14" style:family="text">
      <style:text-properties fo:font-size="10pt" fo:font-style="italic" style:text-underline-style="solid" style:text-underline-width="auto" style:text-underline-color="font-color" fo:font-weight="normal" style:font-name-asian="Liberation Sans2" style:font-size-asian="10pt" style:font-style-asian="italic" style:font-weight-asian="normal" style:font-name-complex="Liberation Sans2" style:font-size-complex="10pt" style:font-weight-complex="normal"/>
    </style:style>
    <style:style style:name="T15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2" style:font-size-complex="10pt" style:font-weight-complex="normal"/>
    </style:style>
    <style:style style:name="T16" style:family="text">
      <style:text-properties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17" style:family="text">
      <style:text-properties style:font-name="Arial1" fo:font-size="10pt" fo:font-style="italic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18" style:family="text">
      <style:text-properties fo:font-weight="normal" style:font-weight-asian="normal" style:font-name-complex="Liberation Sans2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name-complex="Liberation Sans2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c2497" style:font-weight-asian="normal" style:font-name-complex="Liberation Sans2" style:font-weight-complex="normal"/>
    </style:style>
    <style:style style:name="T21" style:family="text">
      <style:text-properties officeooo:rsid="001c2497"/>
    </style:style>
    <style:style style:name="T22" style:family="text">
      <style:text-properties style:font-name="Arial" fo:font-size="10pt" fo:font-weight="normal" style:font-size-asian="10pt" style:font-weight-asian="normal" style:font-name-complex="Liberation Sans1"/>
    </style:style>
    <style:style style:name="T23" style:family="text">
      <style:text-properties style:font-name="Arial" fo:font-size="10pt" fo:font-weight="normal" officeooo:rsid="00224321" style:font-size-asian="10pt" style:font-weight-asian="normal" style:font-name-complex="Liberation Sans1"/>
    </style:style>
    <style:style style:name="T24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Liberation Sans1"/>
    </style:style>
    <style:style style:name="T25" style:family="text">
      <style:text-properties style:font-name="Arial" fo:font-weight="normal" style:font-name-asian="Liberation Sans1" style:font-weight-asian="normal" style:font-name-complex="Liberation Sans1" style:font-weight-complex="normal"/>
    </style:style>
    <style:style style:name="T26" style:family="text">
      <style:text-properties style:font-name="Arial" fo:font-weight="normal" style:font-weight-asian="normal" style:font-name-complex="Liberation Sans1" style:font-weight-complex="normal"/>
    </style:style>
    <style:style style:name="T27" style:family="text">
      <style:text-properties style:font-name="Arial" fo:font-size="9pt" fo:font-weight="normal" style:font-size-asian="9pt" style:font-weight-asian="normal" style:font-name-complex="Liberation Sans1" style:font-size-complex="9pt"/>
    </style:style>
    <style:style style:name="T28" style:family="text">
      <style:text-properties style:font-name="Arial" fo:font-size="9pt" style:text-underline-style="solid" style:text-underline-width="auto" style:text-underline-color="font-color" fo:font-weight="normal" style:font-size-asian="9pt" style:font-weight-asian="normal" style:font-name-complex="Liberation Sans1" style:font-size-complex="9pt"/>
    </style:style>
    <style:style style:name="T29" style:family="text">
      <style:text-properties style:font-name="Arial" fo:font-style="italic" fo:font-weight="normal" style:font-style-asian="italic" style:font-weight-asian="normal" style:font-name-complex="Liberation Sans1" style:font-style-complex="italic" style:font-weight-complex="normal"/>
    </style:style>
    <style:style style:name="T30" style:family="text">
      <style:text-properties style:font-name="Arial" style:text-underline-style="solid" style:text-underline-width="auto" style:text-underline-color="font-color" fo:font-weight="normal" style:font-weight-asian="normal" style:font-name-complex="Liberation Sans1" style:font-weight-complex="normal"/>
    </style:style>
    <style:style style:name="T31" style:family="text">
      <style:text-properties style:font-name="Arial" style:text-underline-style="solid" style:text-underline-width="auto" style:text-underline-color="font-color" fo:font-weight="bold" style:font-weight-asian="bold" style:font-name-complex="Liberation Sans1" style:font-weight-complex="normal"/>
    </style:style>
    <style:style style:name="T32" style:family="text">
      <style:text-properties fo:font-weight="bold" style:font-weight-asian="bold" style:font-name-complex="Liberation Sans2" style:font-weight-complex="bold"/>
    </style:style>
    <style:style style:name="T33" style:family="text">
      <style:text-properties fo:font-weight="bold" officeooo:rsid="002053f7" style:font-weight-asian="bold" style:font-name-complex="Liberation Sans2" style:font-weight-complex="bold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6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">www.wa-appliedmath.or</text:span></text:span></text:a><text:span text:style-name="T1">g</text:span></text:p>
      <text:p text:style-name="P7"><text:span text:style-name="T32">SUMMER CONFERENCE </text:span><text:span text:style-name="T33">2017</text:span></text:p>
      <text:p text:style-name="P8"><text:span text:style-name="T22">Red Lion Hotels - Richland,W</text:span><text:span text:style-name="T23">A 99352</text:span><text:span text:style-name="T22"> </text:span><text:span text:style-name="T24">Hotel Reservations:</text:span><text:span text:style-name="T22"> 509-946-7611 </text:span><text:span text:style-name="T27">(WAMC Group Code – </text:span><text:span text:style-name="T28">ATTE0626</text:span><text:span text:style-name="T27">)</text:span></text:p>
      <text:p text:style-name="P29">June 26 - June 30, 2017</text:p>
      <text:p text:style-name="P22"><text:span text:style-name="T25"><text:s/></text:span><text:span text:style-name="T26">(Monday - Friday)</text:span></text:p>
      <text:list xml:id="list4790589785442650995" text:style-name="WW8Num2">
        <text:list-item>
          <text:h text:style-name="P30" text:outline-level="1">Registration</text:h>
        </text:list-item>
      </text:list>
      <text:p text:style-name="P5">Send to: <text:s/>Washington Applied Math Council</text:p>
      <text:p text:style-name="P4"><text:span text:style-name="T11">PO BOX 171, Heisson, WA <text:s/>98622-0171 <text:s/></text:span><text:span text:style-name="T12">Phone: <text:s/>( 360) 687-1171) or Fax: <text:s/>(360) 666-1198</text:span></text:p>
      <text:p text:style-name="P3"><text:span text:style-name="T2">Email:</text:span><text:span text:style-name="T3"> </text:span><text:span text:style-name="T4">berickson@live.com</text:span></text:p>
      <text:p text:style-name="P6">Purchase Order (or P.O. Number) or payment MUST accompany Registration form!</text:p>
      <text:p text:style-name="P3"><text:span text:style-name="T14"><text:s/></text:span><text:span text:style-name="T15">Make checks payable to WAMC</text:span></text:p>
      <text:p text:style-name="P21"/>
      <text:p text:style-name="P19"><text:span text:style-name="T8">Name:</text:span><text:span text:style-name="T6"><draw:control text:anchor-type="as-char" draw:z-index="0" draw:style-name="gr1" draw:text-style-name="P33" svg:width="2.5004in" svg:height="0.2504in" draw:control="control1"/></text:span><text:span text:style-name="T8"><text:tab/>School District:</text:span><text:span text:style-name="T6"><draw:control text:anchor-type="as-char" draw:z-index="1" draw:style-name="gr1" draw:text-style-name="P33" svg:width="2.2406in" svg:height="0.2504in" draw:control="control2"/></text:span><text:span text:style-name="T8"> </text:span></text:p>
      <text:p text:style-name="P19"><text:span text:style-name="T8">Address: </text:span><text:span text:style-name="T6"><draw:control text:anchor-type="as-char" draw:z-index="2" draw:style-name="gr1" draw:text-style-name="P33" svg:width="2.5004in" svg:height="0.2504in" draw:control="control3"/></text:span><text:span text:style-name="T8">City, Zip: </text:span><text:span text:style-name="T6"><draw:control text:anchor-type="as-char" draw:z-index="3" draw:style-name="gr1" draw:text-style-name="P33" svg:width="2.5004in" svg:height="0.2504in" draw:control="control4"/></text:span></text:p>
      <text:p text:style-name="P20"><text:span text:style-name="T8">School: </text:span><text:span text:style-name="T8"><draw:control text:anchor-type="as-char" draw:z-index="13" draw:style-name="gr1" draw:text-style-name="P33" svg:width="2.5004in" svg:height="0.2504in" draw:control="control14"/></text:span><text:span text:style-name="T8"><text:tab/>School Phone: </text:span><text:span text:style-name="T6"><draw:control text:anchor-type="as-char" draw:z-index="4" draw:style-name="gr1" draw:text-style-name="P33" svg:width="2.0004in" svg:height="0.2504in" draw:control="control5"/></text:span></text:p>
      <text:p text:style-name="P16"><text:span text:style-name="T9">Billing</text:span><text:span text:style-name="T8"> Address: </text:span><text:span text:style-name="T10"><draw:control text:anchor-type="as-char" draw:z-index="14" draw:style-name="gr1" draw:text-style-name="P33" svg:width="5.0004in" svg:height="0.2504in" draw:control="control15"/></text:span></text:p>
      <text:p text:style-name="P15"><text:span text:style-name="T8">School Email: </text:span><text:span text:style-name="T6"><draw:control text:anchor-type="as-char" draw:z-index="5" draw:style-name="gr1" draw:text-style-name="P33" svg:width="2.5004in" svg:height="0.2504in" draw:control="control6"/></text:span><text:span text:style-name="T8"> <text:s/>CTE Cert.# </text:span><text:span text:style-name="T6"><draw:control text:anchor-type="as-char" draw:z-index="6" draw:style-name="gr1" draw:text-style-name="P33" svg:width="1.7504in" svg:height="0.2504in" draw:control="control7"/></text:span></text:p>
      <text:p text:style-name="P15"><text:span text:style-name="T8">Summer Address: </text:span><text:span text:style-name="T7"><draw:control text:anchor-type="as-char" draw:z-index="7" draw:style-name="gr1" draw:text-style-name="P33" svg:width="5.0004in" svg:height="0.2504in" draw:control="control8"/></text:span></text:p>
      <text:p text:style-name="P16"><text:span text:style-name="T8">Summer Phone: </text:span><text:span text:style-name="T6"><draw:control text:anchor-type="as-char" draw:z-index="8" draw:style-name="gr1" draw:text-style-name="P33" svg:width="2.0004in" svg:height="0.2504in" draw:control="control9"/></text:span><text:span text:style-name="T8"> Email:</text:span><text:span text:style-name="T6"><draw:control text:anchor-type="as-char" draw:z-index="9" draw:style-name="gr1" draw:text-style-name="P33" svg:width="2.5004in" svg:height="0.2504in" draw:control="control10"/></text:span><text:span text:style-name="T8"> <text:s text:c="4"/></text:span></text:p>
      <text:p text:style-name="P16"><text:span text:style-name="T9">Check Number</text:span><text:span text:style-name="T8">: </text:span><text:span text:style-name="T8"><draw:control text:anchor-type="as-char" draw:z-index="15" draw:style-name="gr1" draw:text-style-name="P33" svg:width="2.0004in" svg:height="0.2504in" draw:control="control16"/></text:span><text:span text:style-name="T8"> </text:span><text:span text:style-name="T9">PO Number</text:span><text:span text:style-name="T8">:</text:span><text:span text:style-name="T8"><draw:control text:anchor-type="as-char" draw:z-index="16" draw:style-name="gr1" draw:text-style-name="P33" svg:width="2.0004in" svg:height="0.2504in" draw:control="control17"/></text:span><text:span text:style-name="T8"> <text:s text:c="25"/></text:span></text:p>
      <text:p text:style-name="P9"/>
      <text:p text:style-name="P2">Registration Fees: <text:s/>$535 ($575 After May 2<text:span text:style-name="T21">6</text:span>th)</text:p>
      <text:p text:style-name="P14">(Registration includes five hosted meals (3 lunches, 2 Dinners), notebook, software, copy services and </text:p>
      <text:p text:style-name="P13"><text:span text:style-name="T11"><text:tab/>(</text:span><text:span text:style-name="T13">40 STEM Clock Hours.)</text:span></text:p>
      <text:p text:style-name="P11">Check Where Applicable (Please!) </text:p>
      <text:p text:style-name="P10"><draw:control text:anchor-type="as-char" draw:z-index="10" draw:style-name="gr2" draw:text-style-name="P34" svg:width="0.2504in" svg:height="0.2504in" draw:control="control11"/>Applied Mathematics Algebra I Initial Certification <text:s text:c="2"/>*</text:p>
      <text:p text:style-name="P10"><draw:control text:anchor-type="as-char" draw:z-index="11" draw:style-name="gr2" draw:text-style-name="P34" svg:width="0.2504in" svg:height="0.2504in" draw:control="control12"/>Applied Mathematics Geometry/Algebra II/Curriculum Development <text:s/>**</text:p>
      <text:p text:style-name="P10"><draw:control text:anchor-type="as-char" draw:z-index="12" draw:style-name="gr2" draw:text-style-name="P34" svg:width="0.2504in" svg:height="0.2504in" draw:control="control13"/>"3rd Year Math Option" Applied Mathematics - Financial Algebra </text:p>
      <text:p text:style-name="P24"><text:tab/>(Cengage Annotated Instructor's Edition)</text:p>
      <text:p text:style-name="P17">** <text:s/>Lesson Plans/Labs are developed to address the CCSS, ELL and STEM</text:p>
      <text:p text:style-name="P17">** <text:s/>CORD and AMME Applied Math materials are used as reference and guidelines</text:p>
      <text:p text:style-name="P18"/>
      <text:list xml:id="list747281205682950607" text:style-name="WW8Num4">
        <text:list-item>
          <text:p text:style-name="P26">Participants must bring with them a scientific calculator, all Applied Math teachers editions of the textbooks they plan to use during the coming year <text:s/></text:p>
        </text:list-item>
        <text:list-item>
          <text:p text:style-name="P26">A computer is essential and a printer would be extremely useful.</text:p>
        </text:list-item>
      </text:list>
      <text:p text:style-name="P23"><text:span text:style-name="T19">Deadline for early registration is May 2</text:span><text:span text:style-name="T20">6</text:span><text:span text:style-name="T19">, 201</text:span><text:span text:style-name="T20">7</text:span><text:span text:style-name="T18">. <text:s/>Registrations received after this date will be on a "space available" basis at $575.00 per participant.</text:span></text:p>
      <text:list xml:id="list2817755175920045488" text:style-name="WW8Num3">
        <text:list-item>
          <text:p text:style-name="P31">Conference Check-in and on-site registration (space available) may be made in the motel lobby Sunday, June 26th, between 1:00 and 3:15. <text:s/>Three (3) continuing education credits are available from CWU for an additional fee of $70 per credit.</text:p>
        </text:list-item>
        <text:list-item>
          <text:p text:style-name="P32">The Summer Conference starts at 3:30 on June 26th and ends at noon on June 30th.</text:p>
        </text:list-item>
      </text:list>
      <text:p text:style-name="P12"/>
      <text:p text:style-name="P27">WAMC CANCELLATION &amp; REFUND POLICY</text:p>
      <text:p text:style-name="P25"><text:span text:style-name="T26">Districts or individuals wishing to reserve a slot may do so by sending a check with a registration form for $250 with the remainder payable at check-in. <text:s/></text:span><text:span text:style-name="T29">Deposits are non-refundable.</text:span><text:span text:style-name="T26">  The total amount ($565) will be due for cancellations received after May 26, 2017. <text:s/>An administrative fee of $75 will be charged for all canceled reservations, prior to May 27, 2016. <text:s text:c="2"/></text:span><text:span text:style-name="T30">All cancellations must be in writing.</text:span><text:span text:style-name="T26"> <text:s/>Districts may make substitutions with a written notification at least 3 days prior to the conference. <text:s/></text:span><text:span text:style-name="T31">There will be no refunds for no-shows.</text:span></text:p>
      <text:p text:style-name="P1"><text:span text:style-name="T17">For additional information call Ron Noble (509) 684-5541 <text:s/>or email, <text:s/></text:span><text:a xlink:type="simple" xlink:href="mailto:Rnoble@wa-appliedmath.org" text:style-name="Internet_20_link" text:visited-style-name="Visited_20_Internet_20_Link"><text:span text:style-name="T5">Rnoble@wa-appliedmath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6-07-24T08:23:19.494645826</dc:date>
    <meta:print-date>2011-08-12T14:01:00</meta:print-date>
    <meta:editing-cycles>38</meta:editing-cycles>
    <meta:editing-duration>PT19H36M19S</meta:editing-duration>
    <meta:generator>LibreOffice/5.1.2.2.0$Linux_X86_64 LibreOffice_project/10m0$Build-2</meta:generator>
    <meta:document-statistic meta:table-count="0" meta:image-count="0" meta:object-count="0" meta:page-count="1" meta:paragraph-count="37" meta:word-count="396" meta:character-count="2629" meta:non-whitespace-character-count="2200"/>
  </office:meta>
</office:document-meta>
</file>